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caa20" officeooo:paragraph-rsid="005caa20"/>
    </style:style>
    <style:style style:name="P2" style:family="paragraph" style:parent-style-name="Standard">
      <style:text-properties officeooo:rsid="005e3fa1" officeooo:paragraph-rsid="005e3fa1"/>
    </style:style>
    <style:style style:name="P3" style:family="paragraph" style:parent-style-name="Standard">
      <style:text-properties officeooo:rsid="005eca07" officeooo:paragraph-rsid="005eca07"/>
    </style:style>
    <style:style style:name="P4" style:family="paragraph" style:parent-style-name="Standard">
      <style:text-properties officeooo:rsid="00620fa9" officeooo:paragraph-rsid="00620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Istnieje coś takiego jak particular integral</text:p>
      <text:p text:style-name="P4">-Istnieje coś takiego jak trial fun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6T11:16:40.320271750</dc:date>
    <meta:editing-duration>P1DT5H42M25S</meta:editing-duration>
    <meta:editing-cycles>58</meta:editing-cycles>
    <meta:document-statistic meta:table-count="0" meta:image-count="0" meta:object-count="0" meta:page-count="1" meta:paragraph-count="2" meta:word-count="12" meta:character-count="85" meta:non-whitespace-character-count="75"/>
  </office:meta>
</office:document-meta>
</file>